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2.29cm" fo:min-width="3.1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905cm" svg:x="13.573cm" svg:y="2.651cm">
          <text:p text:style-name="P1">Mon compt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37cm" svg:height="1.673cm" svg:x="8.532cm" svg:y="2.651cm">
          <draw:text-box>
            <text:p>Nom du site</text:p>
            <text:p><text:s text:c="3"/>Accueil</text:p>
          </draw:text-box>
        </draw:frame>
        <draw:custom-shape draw:style-name="gr3" draw:text-style-name="P3" draw:layer="layout" svg:width="3.683cm" svg:height="2.54cm" svg:x="2.397cm" svg:y="2.651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7cm">
          <draw:text-box>
            <text:p>Noms développeurs – Copyrights - Année</text:p>
          </draw:text-box>
        </draw:frame>
        <draw:frame draw:style-name="gr4" draw:text-style-name="P2" draw:layer="layout" svg:width="6.59cm" svg:height="0.962cm" svg:x="7.205cm" svg:y="6.588cm">
          <draw:text-box>
            <text:p>Rechercher une bière</text:p>
          </draw:text-box>
        </draw:frame>
        <draw:frame draw:style-name="gr4" draw:text-style-name="P2" draw:layer="layout" svg:width="5.502cm" svg:height="0.962cm" svg:x="8.587cm" svg:y="8.928cm">
          <draw:text-box>
            <text:p>Top 10 des bières</text:p>
          </draw:text-box>
        </draw:frame>
        <draw:frame draw:style-name="gr4" draw:text-style-name="P2" draw:layer="layout" svg:width="16.258cm" svg:height="0.962cm" svg:x="3.209cm" svg:y="10.271cm">
          <draw:text-box>
            <text:p>#1 Nom – Type - %Alcool – Ville – Drapeau pays - Note </text:p>
          </draw:text-box>
        </draw:frame>
        <draw:frame draw:style-name="gr4" draw:text-style-name="P2" draw:layer="layout" svg:width="16.258cm" svg:height="0.962cm" svg:x="3.209cm" svg:y="11.595cm">
          <draw:text-box>
            <text:p>#2 Nom – Type - %Alcool – Ville – Drapeau pays - Note </text:p>
          </draw:text-box>
        </draw:frame>
        <draw:frame draw:style-name="gr4" draw:text-style-name="P2" draw:layer="layout" svg:width="16.258cm" svg:height="0.962cm" svg:x="3.209cm" svg:y="12.938cm">
          <draw:text-box>
            <text:p>#3 Nom – Type - %Alcool – Ville – Drapeau pays - Note </text:p>
          </draw:text-box>
        </draw:frame>
        <draw:frame draw:style-name="gr4" draw:text-style-name="P2" draw:layer="layout" svg:width="16.258cm" svg:height="0.962cm" svg:x="3.209cm" svg:y="14.262cm">
          <draw:text-box>
            <text:p>#4 Nom – Type - %Alcool – Ville – Drapeau pays - Note </text:p>
          </draw:text-box>
        </draw:frame>
        <draw:frame draw:style-name="gr4" draw:text-style-name="P2" draw:layer="layout" svg:width="16.258cm" svg:height="0.962cm" svg:x="3.209cm" svg:y="15.732cm">
          <draw:text-box>
            <text:p>#5 Nom – Type - %Alcool – Ville – Drapeau pays - Note </text:p>
          </draw:text-box>
        </draw:frame>
        <draw:frame draw:style-name="gr4" draw:text-style-name="P2" draw:layer="layout" svg:width="16.258cm" svg:height="0.962cm" svg:x="3.209cm" svg:y="17.056cm">
          <draw:text-box>
            <text:p>#6 Nom – Type - %Alcool – Ville – Drapeau pays - Note </text:p>
          </draw:text-box>
        </draw:frame>
        <draw:frame draw:style-name="gr4" draw:text-style-name="P2" draw:layer="layout" svg:width="16.258cm" svg:height="0.962cm" svg:x="3.209cm" svg:y="18.399cm">
          <draw:text-box>
            <text:p>#7 Nom – Type - %Alcool – Ville – Drapeau pays - Note </text:p>
          </draw:text-box>
        </draw:frame>
        <draw:frame draw:style-name="gr4" draw:text-style-name="P2" draw:layer="layout" svg:width="16.258cm" svg:height="0.962cm" svg:x="3.209cm" svg:y="19.723cm">
          <draw:text-box>
            <text:p>#8 Nom – Type - %Alcool – Ville – Drapeau pays - Note </text:p>
          </draw:text-box>
        </draw:frame>
        <draw:frame draw:style-name="gr4" draw:text-style-name="P2" draw:layer="layout" svg:width="16.258cm" svg:height="0.962cm" svg:x="3.209cm" svg:y="21.066cm">
          <draw:text-box>
            <text:p>#9 Nom – Type - %Alcool – Ville – Drapeau pays - Note </text:p>
          </draw:text-box>
        </draw:frame>
        <draw:frame draw:style-name="gr4" draw:text-style-name="P2" draw:layer="layout" svg:width="16.61cm" svg:height="0.962cm" svg:x="3.033cm" svg:y="22.39cm">
          <draw:text-box>
            <text:p>#10 Nom – Type - %Alcool – Ville – Drapeau pays - Note </text:p>
          </draw:text-box>
        </draw:frame>
      </draw:page>
      <draw:page draw:name="page2" draw:style-name="dp1" draw:master-page-name="Default">
        <draw:custom-shape draw:style-name="gr1" draw:text-style-name="P1" draw:layer="layout" svg:width="5.715cm" svg:height="1.905cm" svg:x="13.573cm" svg:y="2.65cm">
          <text:p text:style-name="P1">Retour accueil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025cm" svg:height="2.384cm" svg:x="8.532cm" svg:y="2.65cm">
          <draw:text-box>
            <text:p>Nom du site</text:p>
            <text:p><text:s text:c="3"/>Compte</text:p>
          </draw:text-box>
        </draw:frame>
        <draw:custom-shape draw:style-name="gr3" draw:text-style-name="P3" draw:layer="layout" svg:width="3.683cm" svg:height="2.54cm" svg:x="2.397cm" svg:y="2.65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6cm">
          <draw:text-box>
            <text:p>Noms développeurs – Copyrights - Année</text:p>
          </draw:text-box>
        </draw:frame>
        <draw:custom-shape draw:style-name="gr1" draw:text-style-name="P1" draw:layer="layout" svg:width="5.715cm" svg:height="1.905cm" svg:x="3.159cm" svg:y="14.843cm">
          <text:p text:style-name="P1">Je crée un comp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12.684cm" svg:y="14.843cm">
          <text:p text:style-name="P1">Je me connect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5.715cm" svg:height="1.905cm" svg:x="13.573cm" svg:y="2.65cm">
          <text:p text:style-name="P1">Annuler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06cm" svg:height="2.384cm" svg:x="8.532cm" svg:y="2.65cm">
          <draw:text-box>
            <text:p>Nom du site</text:p>
            <text:p>Créer compte</text:p>
          </draw:text-box>
        </draw:frame>
        <draw:custom-shape draw:style-name="gr3" draw:text-style-name="P3" draw:layer="layout" svg:width="3.683cm" svg:height="2.54cm" svg:x="2.397cm" svg:y="2.65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6cm">
          <draw:text-box>
            <text:p>Noms développeurs – Copyrights - Année</text:p>
          </draw:text-box>
        </draw:frame>
        <draw:frame draw:style-name="gr4" draw:text-style-name="P2" draw:layer="layout" svg:width="2.648cm" svg:height="0.962cm" svg:x="5.101cm" svg:y="11.468cm">
          <draw:text-box>
            <text:p>Pseudo</text:p>
          </draw:text-box>
        </draw:frame>
        <draw:frame draw:style-name="gr4" draw:text-style-name="P2" draw:layer="layout" svg:width="1.628cm" svg:height="0.962cm" svg:x="5.101cm" svg:y="12.738cm">
          <draw:text-box>
            <text:p>Age</text:p>
          </draw:text-box>
        </draw:frame>
        <draw:frame draw:style-name="gr4" draw:text-style-name="P2" draw:layer="layout" svg:width="1.946cm" svg:height="0.962cm" svg:x="5.101cm" svg:y="14.135cm">
          <draw:text-box>
            <text:p>Sexe</text:p>
          </draw:text-box>
        </draw:frame>
        <draw:frame draw:style-name="gr4" draw:text-style-name="P2" draw:layer="layout" svg:width="1.683cm" svg:height="0.962cm" svg:x="5.101cm" svg:y="15.786cm">
          <draw:text-box>
            <text:p>Ville</text:p>
          </draw:text-box>
        </draw:frame>
        <draw:frame draw:style-name="gr4" draw:text-style-name="P2" draw:layer="layout" svg:width="1.912cm" svg:height="0.962cm" svg:x="5.101cm" svg:y="17.491cm">
          <draw:text-box>
            <text:p>Pays</text:p>
          </draw:text-box>
        </draw:frame>
        <draw:frame draw:style-name="gr4" draw:text-style-name="P2" draw:layer="layout" svg:width="1.95cm" svg:height="0.962cm" svg:x="13.655cm" svg:y="12.557cm">
          <draw:text-box>
            <text:p>…….</text:p>
          </draw:text-box>
        </draw:frame>
        <draw:frame draw:style-name="gr4" draw:text-style-name="P2" draw:layer="layout" svg:width="1.95cm" svg:height="0.962cm" svg:x="13.655cm" svg:y="13.954cm">
          <draw:text-box>
            <text:p>…….</text:p>
          </draw:text-box>
        </draw:frame>
        <draw:frame draw:style-name="gr4" draw:text-style-name="P2" draw:layer="layout" svg:width="1.95cm" svg:height="0.962cm" svg:x="13.655cm" svg:y="15.605cm">
          <draw:text-box>
            <text:p>…….</text:p>
          </draw:text-box>
        </draw:frame>
        <draw:frame draw:style-name="gr4" draw:text-style-name="P2" draw:layer="layout" svg:width="1.95cm" svg:height="0.962cm" svg:x="13.655cm" svg:y="17.31cm">
          <draw:text-box>
            <text:p>…….</text:p>
          </draw:text-box>
        </draw:frame>
        <draw:frame draw:style-name="gr4" draw:text-style-name="P2" draw:layer="layout" svg:width="1.95cm" svg:height="0.962cm" svg:x="13.655cm" svg:y="11.214cm">
          <draw:text-box>
            <text:p>…….</text:p>
          </draw:text-box>
        </draw:frame>
        <draw:frame draw:style-name="gr4" draw:text-style-name="P2" draw:layer="layout" svg:width="4.308cm" svg:height="0.962cm" svg:x="5.101cm" svg:y="19.088cm">
          <draw:text-box>
            <text:p>Mot de passe</text:p>
          </draw:text-box>
        </draw:frame>
        <draw:frame draw:style-name="gr4" draw:text-style-name="P2" draw:layer="layout" svg:width="1.95cm" svg:height="0.962cm" svg:x="13.655cm" svg:y="18.907cm">
          <draw:text-box>
            <text:p>…….</text:p>
          </draw:text-box>
        </draw:frame>
        <draw:frame draw:style-name="gr4" draw:text-style-name="P2" draw:layer="layout" svg:width="6.772cm" svg:height="0.962cm" svg:x="5.101cm" svg:y="20.612cm">
          <draw:text-box>
            <text:p>Resaisir mot de passe</text:p>
          </draw:text-box>
        </draw:frame>
        <draw:frame draw:style-name="gr4" draw:text-style-name="P2" draw:layer="layout" svg:width="1.95cm" svg:height="0.962cm" svg:x="13.655cm" svg:y="20.431cm">
          <draw:text-box>
            <text:p>…….</text:p>
          </draw:text-box>
        </draw:frame>
        <draw:custom-shape draw:style-name="gr1" draw:text-style-name="P1" draw:layer="layout" svg:width="5.715cm" svg:height="1.905cm" svg:x="7.643cm" svg:y="23.479cm">
          <text:p text:style-name="P1">Valid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5.715cm" svg:height="1.905cm" svg:x="13.573cm" svg:y="2.65cm">
          <text:p text:style-name="P1">Annuler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06cm" svg:height="2.384cm" svg:x="8.532cm" svg:y="2.65cm">
          <draw:text-box>
            <text:p>Nom du site</text:p>
            <text:p>Mon compte</text:p>
          </draw:text-box>
        </draw:frame>
        <draw:custom-shape draw:style-name="gr3" draw:text-style-name="P3" draw:layer="layout" svg:width="3.683cm" svg:height="2.54cm" svg:x="2.397cm" svg:y="2.65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6cm">
          <draw:text-box>
            <text:p>Noms développeurs – Copyrights - Année</text:p>
          </draw:text-box>
        </draw:frame>
        <draw:frame draw:style-name="gr4" draw:text-style-name="P2" draw:layer="layout" svg:width="2.648cm" svg:height="0.962cm" svg:x="5.064cm" svg:y="12.303cm">
          <draw:text-box>
            <text:p>Pseudo</text:p>
          </draw:text-box>
        </draw:frame>
        <draw:frame draw:style-name="gr4" draw:text-style-name="P2" draw:layer="layout" svg:width="1.95cm" svg:height="0.962cm" svg:x="13.618cm" svg:y="12.049cm">
          <draw:text-box>
            <text:p>…….</text:p>
          </draw:text-box>
        </draw:frame>
        <draw:frame draw:style-name="gr4" draw:text-style-name="P2" draw:layer="layout" svg:width="4.308cm" svg:height="0.962cm" svg:x="5.064cm" svg:y="14.008cm">
          <draw:text-box>
            <text:p>Mot de passe</text:p>
          </draw:text-box>
        </draw:frame>
        <draw:frame draw:style-name="gr4" draw:text-style-name="P2" draw:layer="layout" svg:width="1.95cm" svg:height="0.962cm" svg:x="13.618cm" svg:y="13.827cm">
          <draw:text-box>
            <text:p>…….</text:p>
          </draw:text-box>
        </draw:frame>
        <draw:custom-shape draw:style-name="gr1" draw:text-style-name="P1" draw:layer="layout" svg:width="5.715cm" svg:height="1.905cm" svg:x="7.643cm" svg:y="16.113cm">
          <text:p text:style-name="P1">Valide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5.715cm" svg:height="1.905cm" svg:x="13.573cm" svg:y="2.65cm">
          <text:p text:style-name="P1">Annuler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06cm" svg:height="2.384cm" svg:x="8.532cm" svg:y="2.65cm">
          <draw:text-box>
            <text:p>Nom du site</text:p>
            <text:p>Mon profil</text:p>
          </draw:text-box>
        </draw:frame>
        <draw:custom-shape draw:style-name="gr3" draw:text-style-name="P3" draw:layer="layout" svg:width="3.683cm" svg:height="2.54cm" svg:x="2.397cm" svg:y="2.65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6cm">
          <draw:text-box>
            <text:p>Noms développeurs – Copyrights - Année</text:p>
          </draw:text-box>
        </draw:frame>
        <draw:custom-shape draw:style-name="gr1" draw:text-style-name="P1" draw:layer="layout" svg:width="5.715cm" svg:height="1.905cm" svg:x="7.477cm" svg:y="11.795cm">
          <text:p text:style-name="P1">Mes bièr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.905cm" svg:x="7.477cm" svg:y="15.478cm">
          <text:p text:style-name="P1">Ajouter une bièr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draw:layer="layout" svg:width="5.715cm" svg:height="1.905cm" svg:x="13.573cm" svg:y="2.65cm">
          <text:p text:style-name="P1">Annuler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06cm" svg:height="2.384cm" svg:x="8.532cm" svg:y="2.65cm">
          <draw:text-box>
            <text:p>Nom du site</text:p>
            <text:p>Mes bières</text:p>
          </draw:text-box>
        </draw:frame>
        <draw:custom-shape draw:style-name="gr3" draw:text-style-name="P3" draw:layer="layout" svg:width="3.683cm" svg:height="2.54cm" svg:x="2.397cm" svg:y="2.65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6cm">
          <draw:text-box>
            <text:p>Noms développeurs – Copyrights - Année</text:p>
          </draw:text-box>
        </draw:frame>
        <draw:frame draw:style-name="gr4" draw:text-style-name="P2" draw:layer="layout" svg:width="4.939cm" svg:height="0.962cm" svg:x="8.965cm" svg:y="8.928cm">
          <draw:text-box>
            <text:p>Liste des bières</text:p>
          </draw:text-box>
        </draw:frame>
        <draw:frame draw:style-name="gr4" draw:text-style-name="P2" draw:layer="layout" svg:width="16.258cm" svg:height="0.962cm" svg:x="3.305cm" svg:y="10.271cm">
          <draw:text-box>
            <text:p>#1 Nom – Type - %Alcool – Ville – Drapeau pays - Note </text:p>
          </draw:text-box>
        </draw:frame>
        <draw:frame draw:style-name="gr4" draw:text-style-name="P2" draw:layer="layout" svg:width="16.258cm" svg:height="0.962cm" svg:x="3.305cm" svg:y="11.595cm">
          <draw:text-box>
            <text:p>#2 Nom – Type - %Alcool – Ville – Drapeau pays - Note </text:p>
          </draw:text-box>
        </draw:frame>
        <draw:frame draw:style-name="gr4" draw:text-style-name="P2" draw:layer="layout" svg:width="16.258cm" svg:height="0.962cm" svg:x="3.305cm" svg:y="12.938cm">
          <draw:text-box>
            <text:p>#3 Nom – Type - %Alcool – Ville – Drapeau pays - Note </text:p>
          </draw:text-box>
        </draw:frame>
        <draw:frame draw:style-name="gr4" draw:text-style-name="P2" draw:layer="layout" svg:width="16.258cm" svg:height="0.962cm" svg:x="3.305cm" svg:y="14.262cm">
          <draw:text-box>
            <text:p>#4 Nom – Type - %Alcool – Ville – Drapeau pays - Note </text:p>
          </draw:text-box>
        </draw:frame>
        <draw:frame draw:style-name="gr4" draw:text-style-name="P2" draw:layer="layout" svg:width="16.258cm" svg:height="0.962cm" svg:x="3.305cm" svg:y="15.732cm">
          <draw:text-box>
            <text:p>#5 Nom – Type - %Alcool – Ville – Drapeau pays - Note </text:p>
          </draw:text-box>
        </draw:frame>
        <draw:frame draw:style-name="gr4" draw:text-style-name="P2" draw:layer="layout" svg:width="16.258cm" svg:height="0.962cm" svg:x="3.305cm" svg:y="17.056cm">
          <draw:text-box>
            <text:p>#6 Nom – Type - %Alcool – Ville – Drapeau pays - Note </text:p>
          </draw:text-box>
        </draw:frame>
        <draw:frame draw:style-name="gr4" draw:text-style-name="P2" draw:layer="layout" svg:width="16.258cm" svg:height="0.962cm" svg:x="3.305cm" svg:y="18.399cm">
          <draw:text-box>
            <text:p>#7 Nom – Type - %Alcool – Ville – Drapeau pays - Note </text:p>
          </draw:text-box>
        </draw:frame>
        <draw:frame draw:style-name="gr4" draw:text-style-name="P2" draw:layer="layout" svg:width="16.258cm" svg:height="0.962cm" svg:x="3.305cm" svg:y="19.723cm">
          <draw:text-box>
            <text:p>#8 Nom – Type - %Alcool – Ville – Drapeau pays - Note </text:p>
          </draw:text-box>
        </draw:frame>
        <draw:frame draw:style-name="gr4" draw:text-style-name="P2" draw:layer="layout" svg:width="16.258cm" svg:height="0.962cm" svg:x="3.305cm" svg:y="21.066cm">
          <draw:text-box>
            <text:p>#9 Nom – Type - %Alcool – Ville – Drapeau pays - Note </text:p>
          </draw:text-box>
        </draw:frame>
        <draw:frame draw:style-name="gr4" draw:text-style-name="P2" draw:layer="layout" svg:width="16.61cm" svg:height="0.962cm" svg:x="3.129cm" svg:y="22.39cm">
          <draw:text-box>
            <text:p>#10 Nom – Type - %Alcool – Ville – Drapeau pays - Note </text:p>
          </draw:text-box>
        </draw:frame>
        <draw:frame draw:style-name="gr4" draw:text-style-name="P2" draw:layer="layout" svg:width="16.627cm" svg:height="0.962cm" svg:x="3.121cm" svg:y="23.66cm">
          <draw:text-box>
            <text:p>#………………………………………………………………...</text:p>
          </draw:text-box>
        </draw:frame>
      </draw:page>
      <draw:page draw:name="page7" draw:style-name="dp1" draw:master-page-name="Default">
        <draw:custom-shape draw:style-name="gr1" draw:text-style-name="P1" draw:layer="layout" svg:width="5.715cm" svg:height="1.905cm" svg:x="13.573cm" svg:y="2.65cm">
          <text:p text:style-name="P1">Annuler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676cm" svg:height="2.384cm" svg:x="7.662cm" svg:y="2.778cm">
          <draw:text-box>
            <text:p>Nom du site</text:p>
            <text:p>Ajouter une bière</text:p>
          </draw:text-box>
        </draw:frame>
        <draw:custom-shape draw:style-name="gr3" draw:text-style-name="P3" draw:layer="layout" svg:width="3.683cm" svg:height="2.54cm" svg:x="2.397cm" svg:y="2.65cm">
          <text:p text:style-name="P1">Logo du sit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224cm" svg:height="0.962cm" svg:x="4.388cm" svg:y="27.796cm">
          <draw:text-box>
            <text:p>Noms développeurs – Copyrights - Année</text:p>
          </draw:text-box>
        </draw:frame>
        <draw:frame draw:style-name="gr4" draw:text-style-name="P2" draw:layer="layout" svg:width="1.84cm" svg:height="0.962cm" svg:x="5.064cm" svg:y="11.468cm">
          <draw:text-box>
            <text:p>Nom</text:p>
          </draw:text-box>
        </draw:frame>
        <draw:frame draw:style-name="gr4" draw:text-style-name="P2" draw:layer="layout" svg:width="1.874cm" svg:height="0.962cm" svg:x="5.064cm" svg:y="12.738cm">
          <draw:text-box>
            <text:p>Type</text:p>
          </draw:text-box>
        </draw:frame>
        <draw:frame draw:style-name="gr4" draw:text-style-name="P2" draw:layer="layout" svg:width="2.928cm" svg:height="0.962cm" svg:x="5.064cm" svg:y="14.135cm">
          <draw:text-box>
            <text:p>% Alcool</text:p>
          </draw:text-box>
        </draw:frame>
        <draw:frame draw:style-name="gr4" draw:text-style-name="P2" draw:layer="layout" svg:width="1.683cm" svg:height="0.962cm" svg:x="5.064cm" svg:y="15.786cm">
          <draw:text-box>
            <text:p>Ville</text:p>
          </draw:text-box>
        </draw:frame>
        <draw:frame draw:style-name="gr4" draw:text-style-name="P2" draw:layer="layout" svg:width="4.443cm" svg:height="0.962cm" svg:x="5.064cm" svg:y="17.491cm">
          <draw:text-box>
            <text:p>Drapeau pays</text:p>
          </draw:text-box>
        </draw:frame>
        <draw:frame draw:style-name="gr4" draw:text-style-name="P2" draw:layer="layout" svg:width="1.95cm" svg:height="0.962cm" svg:x="13.401cm" svg:y="12.557cm">
          <draw:text-box>
            <text:p>…….</text:p>
          </draw:text-box>
        </draw:frame>
        <draw:frame draw:style-name="gr4" draw:text-style-name="P2" draw:layer="layout" svg:width="1.95cm" svg:height="0.962cm" svg:x="13.401cm" svg:y="13.954cm">
          <draw:text-box>
            <text:p>…….</text:p>
          </draw:text-box>
        </draw:frame>
        <draw:frame draw:style-name="gr4" draw:text-style-name="P2" draw:layer="layout" svg:width="1.95cm" svg:height="0.962cm" svg:x="13.401cm" svg:y="15.605cm">
          <draw:text-box>
            <text:p>…….</text:p>
          </draw:text-box>
        </draw:frame>
        <draw:frame draw:style-name="gr4" draw:text-style-name="P2" draw:layer="layout" svg:width="1.95cm" svg:height="0.962cm" svg:x="13.401cm" svg:y="17.31cm">
          <draw:text-box>
            <text:p>…….</text:p>
          </draw:text-box>
        </draw:frame>
        <draw:frame draw:style-name="gr4" draw:text-style-name="P2" draw:layer="layout" svg:width="1.95cm" svg:height="0.962cm" svg:x="13.401cm" svg:y="11.214cm">
          <draw:text-box>
            <text:p>…….</text:p>
          </draw:text-box>
        </draw:frame>
        <draw:custom-shape draw:style-name="gr1" draw:text-style-name="P1" draw:layer="layout" svg:width="5.715cm" svg:height="1.905cm" svg:x="7.604cm" svg:y="21.066cm">
          <text:p text:style-name="P1">Ajouter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84cm" svg:height="0.962cm" svg:x="5.064cm" svg:y="19.215cm">
          <draw:text-box>
            <text:p>Note</text:p>
          </draw:text-box>
        </draw:frame>
        <draw:frame draw:style-name="gr4" draw:text-style-name="P2" draw:layer="layout" svg:width="1.95cm" svg:height="0.962cm" svg:x="13.401cm" svg:y="19.088cm">
          <draw:text-box>
            <text:p>……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8:58:38.077612899</meta:creation-date>
    <dc:date>2017-10-30T19:44:27.712134372</dc:date>
    <meta:editing-duration>PT45M40S</meta:editing-duration>
    <meta:editing-cycles>20</meta:editing-cycles>
    <meta:generator>LibreOffice/5.1.6.2$Linux_X86_64 LibreOffice_project/10m0$Build-2</meta:generator>
    <meta:document-statistic meta:object-count="89"/>
  </office:meta>
</office:document-meta>
</file>